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kiet:</text:p>
      <text:list xml:id="list31665266" text:style-name="L1">
        <text:list-item>
          <text:p text:style-name="P1">Id sesji</text:p>
        </text:list-item>
        <text:list-item>
          <text:p text:style-name="P1">Timestamp UTC</text:p>
        </text:list-item>
        <text:list-item>
          <text:p text:style-name="P1">Typ komunikatu: (treść)</text:p>
          <text:list>
            <text:list-item>
              <text:p text:style-name="P1">obsługa sesji:</text:p>
              <text:list>
                <text:list-item>
                  <text:p text:style-name="P1">Logowanie:</text:p>
                </text:list-item>
                <text:list-item>
                  <text:p text:style-name="P1">KLIENT =&gt; SERWER: session req (treść: id i klucz użyt., id applikacji,token) </text:p>
                </text:list-item>
                <text:list-item>
                  <text:p text:style-name="P1">SERWER =&gt; KLIENT: session ack ()[id sesji] || session den ()</text:p>
                </text:list-item>
                <text:list-item>
                  <text:p text:style-name="P1">Aktywna sesji: (utrzymanie połączenia)</text:p>
                </text:list-item>
                <text:list-item>
                  <text:p text:style-name="P1">SERWER =&gt; KLIENT: session chk () </text:p>
                </text:list-item>
                <text:list-item>
                  <text:p text:style-name="P1">KLIENT =&gt; SERWER: session cnf ()</text:p>
                </text:list-item>
                <text:list-item>
                  <text:p text:style-name="P1">Synchronizacja stanu sesji:</text:p>
                </text:list-item>
                <text:list-item>
                  <text:p text:style-name="P1">SERWER =&gt; KLIENT: session update (treść: id użytkowników i dane o userach) </text:p>
                </text:list-item>
                <text:list-item>
                  <text:p text:style-name="P1">Zakończenie sesji:</text:p>
                </text:list-item>
                <text:list-item>
                  <text:p text:style-name="P1">KLIENT =&gt; SERWER: session close ()</text:p>
                </text:list-item>
                <text:list-item>
                  <text:p text:style-name="P1">SERWER =&gt; KLIENT: session close (treść: reason)</text:p>
                </text:list-item>
              </text:list>
            </text:list-item>
            <text:list-item>
              <text:p text:style-name="P1">Video:</text:p>
              <text:list>
                <text:list-item>
                  <text:p text:style-name="P1">KLIENT =&gt; SERWER: treść: klatka</text:p>
                </text:list-item>
                <text:list-item>
                  <text:p text:style-name="P1">SERWER =&gt; KLIENT: treść: id usera, klatka</text:p>
                </text:list-item>
              </text:list>
            </text:list-item>
            <text:list-item>
              <text:p text:style-name="P1"/>
              <text:list>
                <text:list-header>
                  <text:p text:style-name="P1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37M24S</meta:editing-duration>
    <meta:editing-cycles>15</meta:editing-cycles>
    <meta:generator>OpenOffice.org/3.1$Win32 OpenOffice.org_project/310m19$Build-9420</meta:generator>
    <dc:date>2009-11-04T12:28:58.33</dc:date>
    <dc:creator>Szymon Witamborski</dc:creator>
    <meta:document-statistic meta:table-count="0" meta:image-count="0" meta:object-count="0" meta:page-count="1" meta:paragraph-count="19" meta:word-count="111" meta:character-count="612"/>
    <meta:user-defined meta:name="Info 1"/>
    <meta:user-defined meta:name="Info 2"/>
    <meta:user-defined meta:name="Info 3"/>
    <meta:user-defined meta:name="Info 4"/>
  </office:meta>
</office:document-meta>
</file>